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able_20_Contents" style:list-style-name="L1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T1" style:family="text">
      <style:text-properties style:font-name="Cantarell"/>
    </style:style>
    <style:style style:name="T2" style:family="text">
      <style:text-properties style:font-name="Cantarell"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utes of Meeting </text:p>
      <text:p text:style-name="P5"><text:span text:style-name="T2">GMRT</text:span><text:span text:style-name="T4"><text:tab/></text:span><text:tab/><text:tab/><text:tab/><text:tab/><text:span text:style-name="T2">Minutes of Meeting</text:span></text:p>
      <text:p text:style-name="P5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3">Held on</text:p>
          </table:table-cell>
          <table:table-cell table:style-name="Table1.B2" office:value-type="string">
            <text:p text:style-name="P1"><text:s/>16<text:span text:style-name="T3">Th</text:span> <text:s/>September 2014 Time : 11.30 AM to 1.30 PM , GMRT User's room</text:p>
          </table:table-cell>
        </table:table-row>
        <table:table-row>
          <table:table-cell table:style-name="Table1.A2" office:value-type="string">
            <text:p text:style-name="P3">Attendees</text:p>
          </table:table-cell>
          <table:table-cell table:style-name="Table1.B2" office:value-type="string">
            <text:p text:style-name="P1">NGK, SN, DBB,NMS,CPK,SSS,SNK &amp; RRU</text:p>
          </table:table-cell>
        </table:table-row>
        <table:table-row>
          <table:table-cell table:style-name="Table1.A4" office:value-type="string">
            <text:p text:style-name="P3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3">Highlights</text:p>
            <text:p text:style-name="P3">and items</text:p>
            <text:p text:style-name="P3">discussed </text:p>
          </table:table-cell>
          <table:table-cell table:style-name="Table1.B2" office:value-type="string">
            <text:p text:style-name="P2"><text:span text:style-name="T5"><text:s text:c="7"/></text:span><text:span text:style-name="T1"><text:s text:c="2"/></text:span></text:p>
            <text:list xml:id="list360161932" text:style-name="L1">
              <text:list-item>
                <text:p text:style-name="P6">RRU &amp; NMS tested GAB system in Lab. LO frequency setting command is not working.</text:p>
                <text:p text:style-name="P6">NMS is looking into it.</text:p>
                <text:p text:style-name="P6"/>
              </text:list-item>
              <text:list-item>
                <text:p text:style-name="P6">DBB will combine all functions in one program of NOVAS library. <text:s/></text:p>
                <text:p text:style-name="P6"><text:s/># NGK asked to ready Python interface &amp; NOVAS library function so that can be tested during MTAC period.</text:p>
                <text:p text:style-name="P6"/>
              </text:list-item>
              <text:list-item>
                <text:p text:style-name="P6">CPK updated that</text:p>
                <text:p text:style-name="P6">- 35 MCM card PCB has arrived.</text:p>
                <text:p text:style-name="P6">- In week's time work order for encloser box of MCM card &amp; L2 network switch will go.</text:p>
                <text:p text:style-name="P6">1 MCM card box = 10 K &amp; 1 L2 Switch box = 22K. Will take 3-4 months to complete.</text:p>
                <text:p text:style-name="P6">- L2 N/W switch inquiries has been sent to parties. 22<text:span text:style-name="T3">Nd</text:span> September is the last date to receive quotation.</text:p>
                <text:p text:style-name="P6">- Server class machine indent given to YG one month back.</text:p>
                <text:p text:style-name="P6">- FPS system programming has 4 stages. CPK is able to complete 1<text:span text:style-name="T3">st</text:span> stage.( Getting command from Online_V2 &amp; decoding).</text:p>
                <text:p text:style-name="P6">- Null command is working. Few commands can be tested during MTAC period.</text:p>
                <text:p text:style-name="P6"/>
              </text:list-item>
              <text:list-item>
                <text:p text:style-name="P6">SSS updated that interfaces is ready. Working on front end,will take help from SNK.</text:p>
                <text:p text:style-name="P6">- Wrote script which can analyze 3C source &amp; Phase cal.</text:p>
                <text:p text:style-name="P6">- Script can take project code from shared memory &amp; scan the LTA files for similar project code. User will be provided with the list of LTA file.</text:p>
                <text:p text:style-name="P6"/>
              </text:list-item>
              <text:list-item>
                <text:p text:style-name="P6">SNK updated that he is busy with TCS job.</text:p>
                <text:p text:style-name="P6">- GTAC work scheduling is going on.</text:p>
                <text:p text:style-name="P6">- VLA calibrator search sorting is done.</text:p>
                <text:p text:style-name="P6"/>
              </text:list-item>
              <text:list-item>
                <text:p text:style-name="P6">Nayak ji updated that YG has asked him to call meeting for common hardware &amp; communication protocol related discussion.</text:p>
                <text:p text:style-name="P6"/>
                <text:p text:style-name="P6"/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09-16T15:58:46</dc:date>
    <dc:creator>teleset </dc:creator>
    <meta:editing-duration>P1DT17H35M19S</meta:editing-duration>
    <meta:editing-cycles>587</meta:editing-cycles>
    <meta:generator>LibreOffice/3.4$Linux LibreOffice_project/340m1$Build-602</meta:generator>
    <meta:document-statistic meta:table-count="1" meta:image-count="0" meta:object-count="0" meta:page-count="1" meta:paragraph-count="34" meta:word-count="321" meta:character-count="1657" meta:non-whitespace-character-count="1365"/>
  </office:meta>
</office:document-meta>
</file>